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0000002882111FD53F92BD3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4a86e8" style:text-line-through-style="none" style:text-line-through-type="none" style:text-position="0% 100%" style:font-name="Open Sans1" fo:font-size="12pt" fo:letter-spacing="normal" fo:font-style="normal" style:text-underline-style="none" fo:font-weight="normal" style:font-name-asian="Open Sans1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2" style:family="text">
      <style:text-properties fo:font-variant="normal" fo:text-transform="none" fo:color="#4a86e8" style:text-line-through-style="none" style:text-line-through-type="none" style:text-position="0% 100%" style:font-name="Open Sans1" fo:font-size="10pt" fo:letter-spacing="norma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3" style:family="text">
      <style:text-properties fo:font-variant="normal" fo:text-transform="none" fo:color="#4a86e8" style:text-line-through-style="none" style:text-line-through-type="none" style:text-position="0% 100%" style:font-name="Open Sans1" fo:font-size="11pt" fo:letter-spacing="normal" fo:font-style="normal" style:text-underline-style="none" fo:font-weight="normal" style:font-name-asian="Open Sans1" style:font-size-asian="11pt" style:font-style-asian="normal" style:font-weight-asian="normal" style:font-name-complex="Open Sans1" style:font-size-complex="11pt" style:font-style-complex="normal" style:font-weight-complex="normal"/>
    </style:style>
    <style:style style:name="T4" style:family="text">
      <style:text-properties fo:font-variant="normal" fo:text-transform="none" fo:color="#4a86e8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Shape 54" draw:style-name="gr1" draw:text-style-name="P2" draw:layer="layout" svg:width="3.859cm" svg:height="7.158cm" svg:x="2.247cm" svg:y="1.992cm">
          <text:p text:style-name="P1"><text:span text:style-name="T1">Repressive violence against activists</text:span></text:p>
          <text:p text:style-name="P1"><text:span text:style-name="T1">Intimidation against activists and journalists</text:span></text:p>
          <text:p text:style-name="P1"><text:span text:style-name="T1">Lack of reliable documentation to start legal trials</text:span></text:p>
          <text:p text:style-name="P1"><text:span text:style-name="T1"/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1" draw:text-style-name="P2" draw:layer="layout" svg:width="3.859cm" svg:height="3.298cm" svg:x="6.201cm" svg:y="2.054cm">
          <text:p text:style-name="P1"><text:span text:style-name="T1">Generate reliable and auditable proofs of human rights vio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" draw:text-style-name="P2" draw:layer="layout" svg:width="3.859cm" svg:height="3.049cm" svg:x="6.201cm" svg:y="6.101cm">
          <text:p text:style-name="P1"><text:span text:style-name="T2"># of uses of Pawah to create <text:s/>reliable proofs </text:span></text:p>
          <text:p text:style-name="P1"><text:span text:style-name="T2"># of uptakes of Pawah (downloads or installa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1" draw:text-style-name="P2" draw:layer="layout" svg:width="7.843cm" svg:height="3.298cm" svg:x="2.216cm" svg:y="9.899cm">
          <text:p text:style-name="P1"><text:span text:style-name="T1">1 back-end programer with experience in cryptography</text:span></text:p>
          <text:p text:style-name="P1"><text:span text:style-name="T1">1 expert in informatic forensics</text:span></text:p>
          <text:p text:style-name="P1"><text:span text:style-name="T1">1 front-end programer/designer</text:span></text:p>
          <text:p text:style-name="P1"><text:span text:style-name="T1">1 project manager </text:span></text:p>
          <text:p text:style-name="P1"><text:span text:style-name="T1">1 community manager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" draw:text-style-name="P2" draw:layer="layout" svg:width="11.267cm" svg:height="3.298cm" svg:x="10.216cm" svg:y="2.023cm">
          <text:p text:style-name="P1"><text:span text:style-name="T3">Pawah! captures reliable and authentical proofs of human rights violations <text:s/>without adding extra information through metadata, but using double encryption and blockchain. Additionally, Pawah! <text:s/>strengthens plausible denial with its fake front-end <text:s/>and the feature of hiding files in case of device seiz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2" draw:layer="layout" svg:width="6.878cm" svg:height="2.489cm" svg:x="10.216cm" svg:y="6.661cm">
          <text:p text:style-name="P1"><text:span text:style-name="T1">Activists</text:span></text:p>
          <text:p text:style-name="P1"><text:span text:style-name="T1">Human right defenders </text:span></text:p>
          <text:p text:style-name="P1"><text:span text:style-name="T1">Journalists</text:span></text:p>
          <text:p text:style-name="P1"><text:span text:style-name="T1">Forensic experts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1" draw:text-style-name="P2" draw:layer="layout" svg:width="4.419cm" svg:height="3.049cm" svg:x="17.064cm" svg:y="6.225cm">
          <text:p text:style-name="P1"><text:span text:style-name="T2">Digital security and Digital rights trainings</text:span></text:p>
          <text:p text:style-name="P1"><text:span text:style-name="T2">Workshops</text:span></text:p>
          <text:p text:style-name="P1"><text:span text:style-name="T2">Advocacy </text:span></text:p>
          <text:p text:style-name="P1"><text:span text:style-name="T2">Legal foru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" draw:text-style-name="P2" draw:layer="layout" svg:width="6.878cm" svg:height="2.738cm" svg:x="10.216cm" svg:y="10.459cm">
          <text:p text:style-name="P1"><text:span text:style-name="T1">Activists</text:span></text:p>
          <text:p text:style-name="P1"><text:span text:style-name="T1">Hackers and digital security experts</text:span></text:p>
          <text:p text:style-name="P1"><text:span text:style-name="T1">Lawy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" draw:text-style-name="P2" draw:layer="layout" svg:width="4.756cm" svg:height="2.489cm" svg:x="17.002cm" svg:y="10.552cm">
          <text:p text:style-name="P1"><text:span text:style-name="T3">Summits (RightsCon, IFF, IGF)</text:span></text:p>
          <text:p text:style-name="P1"><text:span text:style-name="T3">Mozilla events</text:span></text:p>
          <text:p text:style-name="P1"><text:span text:style-name="T3">Mailing lists (Redlatam, IFF Festival Digest</text:span><text:span text:style-name="T1">) 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1" draw:text-style-name="P2" draw:layer="layout" svg:width="8.186cm" svg:height="0.746cm" svg:x="13.298cm" svg:y="0.187cm">
          <text:p text:style-name="P1"><text:span text:style-name="T4">PAWAH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1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5">Go to </text:span><text:span text:style-name="T6">File</text:span><text:span text:style-name="T5"> &gt; </text:span><text:span text:style-name="T6">Make a Copy…</text:span><text:span text:style-name="T5"> to make your own canvas</text:span></text:p>
              <text:p text:style-name="P3"><text:span text:style-name="T5">See next slide for instruction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20100000480000002882111FD53F92BD38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0"/>
    <meta:generator>LibreOfficeDev/5.1.0.3$Linux_X86_64 LibreOffice_project/</meta:generator>
  </office:meta>
</office:document-meta>
</file>